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4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RAY_2_METRIC__gscv_method_comparison_dump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sklearn_refit_False_post_init</text:p>
          </table:table-cell>
          <table:table-cell table:style-name="ce5" office:value-type="string" calcext:value-type="string">
            <text:p>dask_refit_False_post_init</text:p>
          </table:table-cell>
          <table:table-cell table:style-name="ce5" office:value-type="string" calcext:value-type="string">
            <text:p>gstcv_sklearn_refit_False_post_init</text:p>
          </table:table-cell>
          <table:table-cell table:style-name="ce8" office:value-type="string" calcext:value-type="string">
            <text:p>gstcv_dask_refit_False_post_init</text:p>
          </table:table-cell>
          <table:table-cell table:style-name="ce2" office:value-type="string" calcext:value-type="string">
            <text:p>sklearn_refit_balanced_accuracy_post_init</text:p>
          </table:table-cell>
          <table:table-cell table:style-name="ce5" office:value-type="string" calcext:value-type="string">
            <text:p>dask_refit_balanced_accuracy_post_init</text:p>
          </table:table-cell>
          <table:table-cell table:style-name="ce5" office:value-type="string" calcext:value-type="string">
            <text:p>gstcv_sklearn_refit_balanced_accuracy_post_init</text:p>
          </table:table-cell>
          <table:table-cell table:style-name="ce8" office:value-type="string" calcext:value-type="string">
            <text:p>gstcv_dask_refit_balanced_accuracy_post_init</text:p>
          </table:table-cell>
          <table:table-cell table:style-name="ce2" office:value-type="string" calcext:value-type="string">
            <text:p>sklearn_refit_refit_fxn_post_init</text:p>
          </table:table-cell>
          <table:table-cell table:style-name="ce5" office:value-type="string" calcext:value-type="string">
            <text:p>dask_refit_refit_fxn_post_init</text:p>
          </table:table-cell>
          <table:table-cell table:style-name="ce5" office:value-type="string" calcext:value-type="string">
            <text:p>gstcv_sklearn_refit_refit_fxn_post_init</text:p>
          </table:table-cell>
          <table:table-cell table:style-name="ce8" office:value-type="string" calcext:value-type="string">
            <text:p>gstcv_dask_refit_refit_fxn_post_init</text:p>
          </table:table-cell>
          <table:table-cell table:style-name="ce2" office:value-type="string" calcext:value-type="string">
            <text:p>sklearn_refit_False_post_fit</text:p>
          </table:table-cell>
          <table:table-cell table:style-name="ce5" office:value-type="string" calcext:value-type="string">
            <text:p>dask_refit_False_post_fit</text:p>
          </table:table-cell>
          <table:table-cell table:style-name="ce5" office:value-type="string" calcext:value-type="string">
            <text:p>gstcv_sklearn_refit_False_post_fit</text:p>
          </table:table-cell>
          <table:table-cell table:style-name="ce8" office:value-type="string" calcext:value-type="string">
            <text:p>gstcv_dask_refit_False_post_fit</text:p>
          </table:table-cell>
          <table:table-cell table:style-name="ce2" office:value-type="string" calcext:value-type="string">
            <text:p>sklearn_refit_balanced_accuracy_post_fit</text:p>
          </table:table-cell>
          <table:table-cell table:style-name="ce5" office:value-type="string" calcext:value-type="string">
            <text:p>dask_refit_balanced_accuracy_post_fit</text:p>
          </table:table-cell>
          <table:table-cell table:style-name="ce5" office:value-type="string" calcext:value-type="string">
            <text:p>gstcv_sklearn_refit_balanced_accuracy_post_fit</text:p>
          </table:table-cell>
          <table:table-cell table:style-name="ce8" office:value-type="string" calcext:value-type="string">
            <text:p>gstcv_dask_refit_balanced_accuracy_post_fit</text:p>
          </table:table-cell>
          <table:table-cell table:style-name="ce2" office:value-type="string" calcext:value-type="string">
            <text:p>sklearn_refit_refit_fxn_post_fit</text:p>
          </table:table-cell>
          <table:table-cell table:style-name="ce5" office:value-type="string" calcext:value-type="string">
            <text:p>dask_refit_refit_fxn_post_fit</text:p>
          </table:table-cell>
          <table:table-cell table:style-name="ce5" office:value-type="string" calcext:value-type="string">
            <text:p>gstcv_sklearn_refit_refit_fxn_post_fit</text:p>
          </table:table-cell>
          <table:table-cell table:style-name="ce8" office:value-type="string" calcext:value-type="string">
            <text:p>gstcv_dask_refit_refit_fxn_post_fit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decision_function</text:p>
          </table:table-cell>
          <table:table-cell table:style-name="ce3" office:value-type="string" calcext:value-type="string">
            <text:p>This 'GridSearchCV' has no attribute 'decision_function'</text:p>
          </table:table-cell>
          <table:table-cell table:style-name="ce6" office:value-type="string" calcext:value-type="string">
            <text:p>This GridSearchCV instance was initialized with refit=False. decision_function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decision_function'</text:p>
          </table:table-cell>
          <table:table-cell table:style-name="ce6" office:value-type="string" calcext:value-type="string">
            <text:p>This GridSearchCV instance was initialized with refit=False. decision_function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 0.87793752  0.28436493  0.93500973 -1.76845724 -0.36736758  0.33618733</text:p>
            <text:p>  0.91673514 -0.14416184  0.50100579 -0.36419885 -0.29094087 -1.58768256</text:p>
            <text:p> -0.76846136 -0.0384687   0.30892424 -0.39624402 -1.04096995  0.65403728</text:p>
            <text:p> -0.19735028 -0.99011884]</text:p>
          </table:table-cell>
          <table:table-cell table:style-name="ce6" office:value-type="string" calcext:value-type="string">
            <text:p>dask.array&lt;sum-aggregate, shape=(20,), dtype=float64, chunksize=(2,), chunktype=numpy.ndarray&gt;</text:p>
          </table:table-cell>
          <table:table-cell table:style-name="ce6" office:value-type="string" calcext:value-type="string">
            <text:p>[ 6.03830975  1.58393264  7.05567909 -5.80308508 -3.41238299 -0.71941499</text:p>
            <text:p>  7.06056723  0.18778867  2.39087711 -1.29666489  0.81323003 -5.2306452</text:p>
            <text:p> -4.43718182  2.80609881  0.57858626 -2.03177508 -5.23235172  3.52535916</text:p>
            <text:p> -2.26169369 -2.79449827]</text:p>
          </table:table-cell>
          <table:table-cell table:style-name="ce9" office:value-type="string" calcext:value-type="string">
            <text:p>dask.array&lt;sum-aggregate, shape=(20,), dtype=float64, chunksize=(2,), chunktype=numpy.ndarray&gt;</text:p>
          </table:table-cell>
          <table:table-cell table:style-name="ce3" office:value-type="string" calcext:value-type="string">
            <text:p>[ 0.87793752  0.28436493  0.93500973 -1.76845724 -0.36736758  0.33618733</text:p>
            <text:p>  0.91673514 -0.14416184  0.50100579 -0.36419885 -0.29094087 -1.58768256</text:p>
            <text:p> -0.76846136 -0.0384687   0.30892424 -0.39624402 -1.04096995  0.65403728</text:p>
            <text:p> -0.19735028 -0.99011884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 0.87793752  0.28436493  0.93500973 -1.76845724 -0.36736758  0.33618733</text:p>
            <text:p>  0.91673514 -0.14416184  0.50100579 -0.36419885 -0.29094087 -1.58768256</text:p>
            <text:p> -0.76846136 -0.0384687   0.30892424 -0.39624402 -1.04096995  0.65403728</text:p>
            <text:p> -0.19735028 -0.99011884]</text:p>
          </table:table-cell>
          <table:table-cell table:style-name="ce9" office:value-type="string" calcext:value-type="string">
            <text:p>dask.array&lt;sum-aggregate, shape=(20,), dtype=float64, chunksize=(2,), chunktype=numpy.ndarray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t_metadata_routing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t_params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False, 'return_train_score': False, 'scoring': ['accuracy', 'balanced_accuracy']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False, 'return_train_score': False, 'scheduler': None, 'scoring': ['accuracy', 'balanced_accuracy']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False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False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'balanced_accuracy', 'return_train_score': False, 'scoring': ['accuracy', 'balanced_accuracy']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'balanced_accuracy', 'return_train_score': False, 'scheduler': None, 'scoring': ['accuracy', 'balanced_accuracy']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'balanced_accuracy'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'balanced_accuracy'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&lt;function refit_fxn at 0x7fdd40e6c2c0&gt;, 'return_train_score': False, 'scoring': ['accuracy', 'balanced_accuracy']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&lt;function refit_fxn at 0x7fdd40e6c2c0&gt;, 'return_train_score': False, 'scheduler': None, 'scoring': ['accuracy', 'balanced_accuracy']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&lt;function refit_fxn at 0x7fdd40e6c2c0&gt;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&lt;function refit_fxn at 0x7fdd40e6c2c0&gt;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False, 'return_train_score': False, 'scoring': ['accuracy', 'balanced_accuracy']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False, 'return_train_score': False, 'scheduler': None, 'scoring': ['accuracy', 'balanced_accuracy']}</text:p>
          </table:table-cell>
          <table:table-cell table:style-name="ce6" office:value-type="string" calcext:value-type="string">
            <text:p>{'cv': None, 'error_score': nan, 'estimator': LogisticRegression(C=100.0, max_iter=10000, tol=1e-06), 'estimator__C': 100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False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C=100.0, fit_intercept=False, max_iter=10000, solver='lbfgs',</text:p>
            <text:p>                   tol=1e-06), 'estimator__C': 100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False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'balanced_accuracy', 'return_train_score': False, 'scoring': ['accuracy', 'balanced_accuracy']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'balanced_accuracy', 'return_train_score': False, 'scheduler': None, 'scoring': ['accuracy', 'balanced_accuracy']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'balanced_accuracy'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C=0.01, fit_intercept=False, max_iter=10000, solver='lbfgs',</text:p>
            <text:p>                   tol=1e-06), 'estimator__C': 0.01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'balanced_accuracy'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&lt;function refit_fxn at 0x7fdd40e6c2c0&gt;, 'return_train_score': False, 'scoring': ['accuracy', 'balanced_accuracy'], 'verbose': 0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cv': None, 'error_score': nan, 'estimator': LogisticRegression(C=0.01, max_iter=10000, tol=1e-06), 'estimator__C': 0.01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&lt;function refit_fxn at 0x7fdd40e6c2c0&gt;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C=0.01, fit_intercept=False, max_iter=10000, solver='lbfgs',</text:p>
            <text:p>                   tol=1e-06), 'estimator__C': 0.01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&lt;function refit_fxn at 0x7fdd40e6c2c0&gt;, 'return_train_score': False, 'scheduler': None, 'scoring': ['accuracy', 'balanced_accuracy']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verse_transform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</text:p>
          </table:table-cell>
          <table:table-cell table:style-name="ce3" office:value-type="string" calcext:value-type="string">
            <text:p>This 'GridSearchCV' has no attribute 'predict'</text:p>
          </table:table-cell>
          <table:table-cell table:style-name="ce6" office:value-type="string" calcext:value-type="string">
            <text:p>This GridSearchCV instance was initialized with refit=False. predict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predict'</text:p>
          </table:table-cell>
          <table:table-cell table:style-name="ce6" office:value-type="string" calcext:value-type="string">
            <text:p>This GridSearchCV instance was initialized with refit=False. predict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1 1 1 0 0 1 1 0 1 0 0 0 0 0 1 0 0 1 0 0]</text:p>
          </table:table-cell>
          <table:table-cell table:style-name="ce6" office:value-type="string" calcext:value-type="string">
            <text:p>dask.array&lt;gt, shape=(20,), dtype=bool, chunksize=(2,), chunktype=numpy.ndarray&gt;</text:p>
          </table:table-cell>
          <table:table-cell table:style-name="ce6" office:value-type="string" calcext:value-type="string">
            <text:p>[1 1 1 0 0 0 1 0 1 0 0 0 0 1 0 0 0 1 0 0]</text:p>
          </table:table-cell>
          <table:table-cell table:style-name="ce9" office:value-type="string" calcext:value-type="string">
            <text:p>dask.array&lt;astype, shape=(20,), dtype=uint8, chunksize=(2,), chunktype=numpy.ndarray&gt;</text:p>
          </table:table-cell>
          <table:table-cell table:style-name="ce3" office:value-type="string" calcext:value-type="string">
            <text:p>[1 1 1 0 0 1 1 0 1 0 0 0 0 0 1 0 0 1 0 0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GridSearchThresholdCV' object has no attribute 'best_threshold_'</text:p>
          </table:table-cell>
          <table:table-cell table:style-name="ce9" office:value-type="string" calcext:value-type="string">
            <text:p>'GridSearchThresholdCV' object has no attribute 'best_threshold_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_log_proba</text:p>
          </table:table-cell>
          <table:table-cell table:style-name="ce3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was initialized with `refit=False`. predict_log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was initialized with `refit=False`. predict_log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1.22551874 -0.34758121]</text:p>
            <text:p> [-0.8454037  -0.56103877]</text:p>
            <text:p> [-1.26616934 -0.33115961]</text:p>
            <text:p> [-0.157513   -1.92597024]</text:p>
            <text:p> [-0.52623924 -0.89360682]</text:p>
            <text:p> [-0.87530255 -0.53911522]</text:p>
            <text:p> [-1.25308042 -0.33634528]</text:p>
            <text:p> [-0.62366185 -0.76782368]</text:p>
            <text:p> [-0.97470317 -0.47369738]</text:p>
            <text:p> [-0.52753702 -0.89173588]</text:p>
            <text:p> [-0.55822046 -0.84916133]</text:p>
            <text:p> [-0.18598048 -1.77366304]</text:p>
            <text:p> [-0.38098526 -1.14944662]</text:p>
            <text:p> [-0.6740978  -0.7125665 ]</text:p>
            <text:p> [-0.85949144 -0.5505672 ]</text:p>
            <text:p> [-0.51452427 -0.91076829]</text:p>
            <text:p> [-0.30240714 -1.34337708]</text:p>
            <text:p> [-1.07270971 -0.41867243]</text:p>
            <text:p> [-0.59933255 -0.79668283]</text:p>
            <text:p> [-0.31592875 -1.30604759]]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[[-6.04069249e+00 -2.38274676e-03]</text:p>
            <text:p> [-1.77055051e+00 -1.86617867e-01]</text:p>
            <text:p> [-7.05654121e+00 -8.62125092e-04]</text:p>
            <text:p> [-3.01368319e-03 -5.80609876e+00]</text:p>
            <text:p> [-3.24309427e-02 -3.44481394e+00]</text:p>
            <text:p> [-3.96785614e-01 -1.11620060e+00]</text:p>
            <text:p> [-7.06142515e+00 -8.57922989e-04]</text:p>
            <text:p> [-7.91443124e-01 -6.03654459e-01]</text:p>
            <text:p> [-2.47847522e+00 -8.75981084e-02]</text:p>
            <text:p> [-2.41723654e-01 -1.53838855e+00]</text:p>
            <text:p> [-1.18024774e+00 -3.67017708e-01]</text:p>
            <text:p> [-5.33581151e-03 -5.23598101e+00]</text:p>
            <text:p> [-1.17598100e-02 -4.44894163e+00]</text:p>
            <text:p> [-2.86478303e+00 -5.86842200e-02]</text:p>
            <text:p> [-1.02371459e+00 -4.45128339e-01]</text:p>
            <text:p> [-1.23192907e-01 -2.15496798e+00]</text:p>
            <text:p> [-5.32673780e-03 -5.23767846e+00]</text:p>
            <text:p> [-3.55437533e+00 -2.90161611e-02]</text:p>
            <text:p> [-9.90974508e-02 -2.36079114e+00]</text:p>
            <text:p> [-5.93490276e-02 -2.85384730e+00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1.22551874 -0.34758121]</text:p>
            <text:p> [-0.8454037  -0.56103877]</text:p>
            <text:p> [-1.26616934 -0.33115961]</text:p>
            <text:p> [-0.157513   -1.92597024]</text:p>
            <text:p> [-0.52623924 -0.89360682]</text:p>
            <text:p> [-0.87530255 -0.53911522]</text:p>
            <text:p> [-1.25308042 -0.33634528]</text:p>
            <text:p> [-0.62366185 -0.76782368]</text:p>
            <text:p> [-0.97470317 -0.47369738]</text:p>
            <text:p> [-0.52753702 -0.89173588]</text:p>
            <text:p> [-0.55822046 -0.84916133]</text:p>
            <text:p> [-0.18598048 -1.77366304]</text:p>
            <text:p> [-0.38098526 -1.14944662]</text:p>
            <text:p> [-0.6740978  -0.7125665 ]</text:p>
            <text:p> [-0.85949144 -0.5505672 ]</text:p>
            <text:p> [-0.51452427 -0.91076829]</text:p>
            <text:p> [-0.30240714 -1.34337708]</text:p>
            <text:p> [-1.07270971 -0.41867243]</text:p>
            <text:p> [-0.59933255 -0.79668283]</text:p>
            <text:p> [-0.31592875 -1.30604759]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[-1.22551874 -0.34758121]</text:p>
            <text:p> [-0.8454037  -0.56103877]</text:p>
            <text:p> [-1.26616934 -0.33115961]</text:p>
            <text:p> [-0.157513   -1.92597024]</text:p>
            <text:p> [-0.52623924 -0.89360682]</text:p>
            <text:p> [-0.87530255 -0.53911522]</text:p>
            <text:p> [-1.25308042 -0.33634528]</text:p>
            <text:p> [-0.62366185 -0.76782368]</text:p>
            <text:p> [-0.97470317 -0.47369738]</text:p>
            <text:p> [-0.52753702 -0.89173588]</text:p>
            <text:p> [-0.55822046 -0.84916133]</text:p>
            <text:p> [-0.18598048 -1.77366304]</text:p>
            <text:p> [-0.38098526 -1.14944662]</text:p>
            <text:p> [-0.6740978  -0.7125665 ]</text:p>
            <text:p> [-0.85949144 -0.5505672 ]</text:p>
            <text:p> [-0.51452427 -0.91076829]</text:p>
            <text:p> [-0.30240714 -1.34337708]</text:p>
            <text:p> [-1.07270971 -0.41867243]</text:p>
            <text:p> [-0.59933255 -0.79668283]</text:p>
            <text:p> [-0.31592875 -1.30604759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_proba</text:p>
          </table:table-cell>
          <table:table-cell table:style-name="ce3" office:value-type="string" calcext:value-type="string">
            <text:p>This 'GridSearchCV' has no attribute 'predict_proba'</text:p>
          </table:table-cell>
          <table:table-cell table:style-name="ce6" office:value-type="string" calcext:value-type="string">
            <text:p>This GridSearchCV instance was initialized with refit=False. predict_proba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predict_proba'</text:p>
          </table:table-cell>
          <table:table-cell table:style-name="ce6" office:value-type="string" calcext:value-type="string">
            <text:p>This GridSearchCV instance was initialized with refit=False. predict_proba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[0.29360536 0.70639464]</text:p>
            <text:p> [0.42938398 0.57061602]</text:p>
            <text:p> [0.28190946 0.71809054]</text:p>
            <text:p> [0.85426571 0.14573429]</text:p>
            <text:p> [0.59082274 0.40917726]</text:p>
            <text:p> [0.41673592 0.58326408]</text:p>
            <text:p> [0.2856236  0.7143764 ]</text:p>
            <text:p> [0.53597817 0.46402183]</text:p>
            <text:p> [0.37730433 0.62269567]</text:p>
            <text:p> [0.59005648 0.40994352]</text:p>
            <text:p> [0.57222646 0.42777354]</text:p>
            <text:p> [0.83028981 0.16971019]</text:p>
            <text:p> [0.68318796 0.31681204]</text:p>
            <text:p> [0.50961599 0.49038401]</text:p>
            <text:p> [0.42337734 0.57662266]</text:p>
            <text:p> [0.59778491 0.40221509]</text:p>
            <text:p> [0.73903711 0.26096289]</text:p>
            <text:p> [0.34208032 0.65791968]</text:p>
            <text:p> [0.54917806 0.45082194]</text:p>
            <text:p> [0.72911139 0.27088861]]</text:p>
          </table:table-cell>
          <table:table-cell table:style-name="ce6" office:value-type="string" calcext:value-type="string">
            <text:p>dask.array&lt;transpose, shape=(20, 2), dtype=float64, chunksize=(2, 1), chunktype=numpy.ndarray&gt;</text:p>
          </table:table-cell>
          <table:table-cell table:style-name="ce6" office:value-type="string" calcext:value-type="string">
            <text:p>[[2.37991027e-03 9.97620090e-01]</text:p>
            <text:p> [1.70239245e-01 8.29760755e-01]</text:p>
            <text:p> [8.61753569e-04 9.99138246e-01]</text:p>
            <text:p> [9.96990853e-01 3.00914660e-03]</text:p>
            <text:p> [9.68089301e-01 3.19106989e-02]</text:p>
            <text:p> [6.72478180e-01 3.27521820e-01]</text:p>
            <text:p> [8.57555078e-04 9.99142445e-01]</text:p>
            <text:p> [4.53190313e-01 5.46809687e-01]</text:p>
            <text:p> [8.38710127e-02 9.16128987e-01]</text:p>
            <text:p> [7.85273155e-01 2.14726845e-01]</text:p>
            <text:p> [3.07202623e-01 6.92797377e-01]</text:p>
            <text:p> [9.94678399e-01 5.32160136e-03]</text:p>
            <text:p> [9.88309066e-01 1.16909337e-02]</text:p>
            <text:p> [5.69954959e-02 9.43004504e-01]</text:p>
            <text:p> [3.59257961e-01 6.40742039e-01]</text:p>
            <text:p> [8.84093098e-01 1.15906902e-01]</text:p>
            <text:p> [9.94687424e-01 5.31257589e-03]</text:p>
            <text:p> [2.85992346e-02 9.71400765e-01]</text:p>
            <text:p> [9.05654447e-01 9.43455531e-02]</text:p>
            <text:p> [9.42377796e-01 5.76222041e-02]]</text:p>
          </table:table-cell>
          <table:table-cell table:style-name="ce9" office:value-type="string" calcext:value-type="string">
            <text:p>dask.array&lt;transpose, shape=(20, 2), dtype=float64, chunksize=(2, 1), chunktype=numpy.ndarray&gt;</text:p>
          </table:table-cell>
          <table:table-cell table:style-name="ce3" office:value-type="string" calcext:value-type="string">
            <text:p>[[0.29360536 0.70639464]</text:p>
            <text:p> [0.42938398 0.57061602]</text:p>
            <text:p> [0.28190946 0.71809054]</text:p>
            <text:p> [0.85426571 0.14573429]</text:p>
            <text:p> [0.59082274 0.40917726]</text:p>
            <text:p> [0.41673592 0.58326408]</text:p>
            <text:p> [0.2856236  0.7143764 ]</text:p>
            <text:p> [0.53597817 0.46402183]</text:p>
            <text:p> [0.37730433 0.62269567]</text:p>
            <text:p> [0.59005648 0.40994352]</text:p>
            <text:p> [0.57222646 0.42777354]</text:p>
            <text:p> [0.83028981 0.16971019]</text:p>
            <text:p> [0.68318796 0.31681204]</text:p>
            <text:p> [0.50961599 0.49038401]</text:p>
            <text:p> [0.42337734 0.57662266]</text:p>
            <text:p> [0.59778491 0.40221509]</text:p>
            <text:p> [0.73903711 0.26096289]</text:p>
            <text:p> [0.34208032 0.65791968]</text:p>
            <text:p> [0.54917806 0.45082194]</text:p>
            <text:p> [0.72911139 0.27088861]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[0.29360536 0.70639464]</text:p>
            <text:p> [0.42938398 0.57061602]</text:p>
            <text:p> [0.28190946 0.71809054]</text:p>
            <text:p> [0.85426571 0.14573429]</text:p>
            <text:p> [0.59082274 0.40917726]</text:p>
            <text:p> [0.41673592 0.58326408]</text:p>
            <text:p> [0.2856236  0.7143764 ]</text:p>
            <text:p> [0.53597817 0.46402183]</text:p>
            <text:p> [0.37730433 0.62269567]</text:p>
            <text:p> [0.59005648 0.40994352]</text:p>
            <text:p> [0.57222646 0.42777354]</text:p>
            <text:p> [0.83028981 0.16971019]</text:p>
            <text:p> [0.68318796 0.31681204]</text:p>
            <text:p> [0.50961599 0.49038401]</text:p>
            <text:p> [0.42337734 0.57662266]</text:p>
            <text:p> [0.59778491 0.40221509]</text:p>
            <text:p> [0.73903711 0.26096289]</text:p>
            <text:p> [0.34208032 0.65791968]</text:p>
            <text:p> [0.54917806 0.45082194]</text:p>
            <text:p> [0.72911139 0.27088861]]</text:p>
          </table:table-cell>
          <table:table-cell table:style-name="ce9" office:value-type="string" calcext:value-type="string">
            <text:p>dask.array&lt;transpose, shape=(20, 2), dtype=float64, chunksize=(2, 1), chunktype=numpy.ndarray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</text:p>
          </table:table-cell>
          <table:table-cell table:style-name="ce3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GridSearchCV' object has no attribute 'best_estimator_'</text:p>
          </table:table-cell>
          <table:table-cell table:style-name="ce6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3" office:value-type="float" office:value="0.666666666666667" calcext:value-type="float">
            <text:p>0.666666666666667</text:p>
          </table:table-cell>
          <table:table-cell table:style-name="ce6" office:value-type="string" calcext:value-type="string">
            <text:p>'dict' object is not callable</text:p>
          </table:table-cell>
          <table:table-cell table:style-name="ce6" office:value-type="float" office:value="0.75" calcext:value-type="float">
            <text:p>0.75</text:p>
          </table:table-cell>
          <table:table-cell table:style-name="ce9" office:value-type="float" office:value="0.888888888888889" calcext:value-type="float">
            <text:p>0.888888888888889</text:p>
          </table:table-cell>
          <table:table-cell table:style-name="ce3" office:value-type="string" calcext:value-type="string">
            <text:p>&lt;function refit_fxn at 0x7fdd40e6c2c0&gt;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&lt;function refit_fxn at 0x7fdd40e6c2c0&gt;</text:p>
          </table:table-cell>
          <table:table-cell table:style-name="ce9" office:value-type="string" calcext:value-type="string">
            <text:p>&lt;function refit_fxn at 0x7fdd40e6c2c0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_samples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t_params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False, scoring=['accuracy', 'balanced_accuracy']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False, scoring=['accuracy', 'balanced_accuracy'])</text:p>
          </table:table-cell>
          <table:table-cell table:style-name="ce6" office:value-type="string" calcext:value-type="string">
            <text:p>&lt;GridSearchThresholdCV.GridSearchThresholdCV object at 0x7fdd40e14c10&gt;</text:p>
          </table:table-cell>
          <table:table-cell table:style-name="ce9" office:value-type="string" calcext:value-type="string">
            <text:p>&lt;GridSearchThresholdCV.GridSearchThresholdCV object at 0x7fdd42f8819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'balanced_accuracy',</text:p>
            <text:p>             scoring=['accuracy', 'balanced_accuracy']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'balanced_accuracy',</text:p>
            <text:p>             scoring=['accuracy', 'balanced_accuracy'])</text:p>
          </table:table-cell>
          <table:table-cell table:style-name="ce6" office:value-type="string" calcext:value-type="string">
            <text:p>&lt;GridSearchThresholdCV.GridSearchThresholdCV object at 0x7fdd4389f850&gt;</text:p>
          </table:table-cell>
          <table:table-cell table:style-name="ce9" office:value-type="string" calcext:value-type="string">
            <text:p>&lt;GridSearchThresholdCV.GridSearchThresholdCV object at 0x7fdd42fcae1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&lt;function refit_fxn at 0x7fdd40e6c2c0&gt;,</text:p>
            <text:p>             scoring=['accuracy', 'balanced_accuracy']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&lt;function refit_fxn at 0x7fdd40e6c2c0&gt;,</text:p>
            <text:p>             scoring=['accuracy', 'balanced_accuracy'])</text:p>
          </table:table-cell>
          <table:table-cell table:style-name="ce6" office:value-type="string" calcext:value-type="string">
            <text:p>&lt;GridSearchThresholdCV.GridSearchThresholdCV object at 0x7fdd42f88190&gt;</text:p>
          </table:table-cell>
          <table:table-cell table:style-name="ce9" office:value-type="string" calcext:value-type="string">
            <text:p>&lt;GridSearchThresholdCV.GridSearchThresholdCV object at 0x7fdd40e4889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False, scoring=['accuracy', 'balanced_accuracy']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False, scoring=['accuracy', 'balanced_accuracy'])</text:p>
          </table:table-cell>
          <table:table-cell table:style-name="ce6" office:value-type="string" calcext:value-type="string">
            <text:p>&lt;GridSearchThresholdCV.GridSearchThresholdCV object at 0x7fdd40562690&gt;</text:p>
          </table:table-cell>
          <table:table-cell table:style-name="ce9" office:value-type="string" calcext:value-type="string">
            <text:p>&lt;GridSearchThresholdCV.GridSearchThresholdCV object at 0x7fdd980e739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'balanced_accuracy',</text:p>
            <text:p>             scoring=['accuracy', 'balanced_accuracy']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'balanced_accuracy',</text:p>
            <text:p>             scoring=['accuracy', 'balanced_accuracy'])</text:p>
          </table:table-cell>
          <table:table-cell table:style-name="ce6" office:value-type="string" calcext:value-type="string">
            <text:p>&lt;GridSearchThresholdCV.GridSearchThresholdCV object at 0x7fdd403e6510&gt;</text:p>
          </table:table-cell>
          <table:table-cell table:style-name="ce9" office:value-type="string" calcext:value-type="string">
            <text:p>&lt;GridSearchThresholdCV.GridSearchThresholdCV object at 0x7fdd403e651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&lt;function refit_fxn at 0x7fdd40e6c2c0&gt;,</text:p>
            <text:p>             scoring=['accuracy', 'balanced_accuracy'])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&lt;GridSearchThresholdCV.GridSearchThresholdCV object at 0x7fdd40e1d510&gt;</text:p>
          </table:table-cell>
          <table:table-cell table:style-name="ce9" office:value-type="string" calcext:value-type="string">
            <text:p>&lt;GridSearchThresholdCV.GridSearchThresholdCV object at 0x7fdd4b527190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orm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isualize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&lt;IPython.core.display.Image object&gt;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&lt;IPython.core.display.Image object&gt;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dask cannot take callable for refit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number-columns-repeated="9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5:00:51.844502707</dc:date>
    <meta:editing-duration>PT23M11S</meta:editing-duration>
    <meta:editing-cycles>9</meta:editing-cycles>
    <meta:generator>LibreOffice/7.3.7.2$Linux_X86_64 LibreOffice_project/30$Build-2</meta:generator>
    <meta:document-statistic meta:table-count="1" meta:cell-count="324" meta:object-count="0"/>
  </office:meta>
</office:document-meta>
</file>